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2" style:family="table-cell" style:parent-style-name="Default">
      <style:table-cell-properties fo:border="1.5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4.528cm" svg:height="13.296cm" svg:x="0.735cm" svg:y="7.076cm">
            <draw:object draw:notify-on-update-of-ranges="Sheet1.B4:Sheet1.B12 Sheet1.C3:Sheet1.C3 Sheet1.C4:Sheet1.C12 Sheet1.B4:Sheet1.B12 Sheet1.D3:Sheet1.D3 Sheet1.D4:Sheet1.D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デューティー比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目標値</text:p>
          </table:table-cell>
          <table:table-cell table:style-name="ce1" office:value-type="string" calcext:value-type="string">
            <text:p>理論値</text:p>
          </table:table-cell>
          <table:table-cell table:style-name="ce1" office:value-type="string" calcext:value-type="string">
            <text:p>出力電圧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4" calcext:value-type="float">
            <text:p>0.4</text:p>
          </table:table-cell>
          <table:table-cell office:value-type="float" office:value="8.5" calcext:value-type="float">
            <text:p>8.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7" calcext:value-type="float">
            <text:p>0.7</text:p>
          </table:table-cell>
          <table:table-cell office:value-type="float" office:value="10.3" calcext:value-type="float">
            <text:p>10.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8" calcext:value-type="float">
            <text:p>0.8</text:p>
          </table:table-cell>
          <table:table-cell office:value-type="float" office:value="10.4" calcext:value-type="float">
            <text:p>10.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0.9" calcext:value-type="float">
            <text:p>0.9</text:p>
          </table:table-cell>
          <table:table-cell office:value-type="float" office:value="10.5" calcext:value-type="float">
            <text:p>10.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8T09:28:56.762642644</dc:date>
    <meta:editing-duration>PT24M35S</meta:editing-duration>
    <meta:editing-cycles>4</meta:editing-cycles>
    <meta:generator>LibreOffice/7.3.7.2$Linux_X86_64 LibreOffice_project/30$Build-2</meta:generator>
    <meta:document-statistic meta:table-count="1" meta:cell-count="31" meta:object-count="1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.1" chart:maximum="0.9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1" chart:maximum="0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inimum="1" chart:maximum="1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>
      <style:chart-properties style:rotation-angle="90"/>
      <style:text-properties fo:font-size="9pt" style:font-size-asian="9pt" style:font-size-complex="9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diamond" chart:symbol-width="0.25cm" chart:symbol-height="0.25cm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529cm" svg:height="13.297cm" xlink:href=".." xlink:type="simple" chart:class="chart:scatter" chart:style-name="ch1">
        <chart:title svg:x="3.807cm" svg:y="0.401cm" chart:style-name="ch2">
          <text:p>デューティー比と出力電圧の関係</text:p>
        </chart:title>
        <chart:legend chart:legend-position="end" svg:x="11.173cm" svg:y="0.296cm" style:legend-expansion="custom" svg:width="2.51cm" svg:height="1.308cm" style:legend-expansion-aspect-ratio="1.91896024464832" chart:style-name="ch3"/>
        <chart:plot-area chart:style-name="ch4" table:cell-range-address="Sheet1.B4:Sheet1.D12 Sheet1.C3:Sheet1.D3" chart:data-source-has-labels="row" svg:x="2.589cm" svg:y="2.113cm" svg:width="9.346cm" svg:height="8.844cm">
          <chart:coordinate-region svg:x="3.316cm" svg:y="2.312cm" svg:width="7.997cm" svg:height="7.998cm"/>
          <chart:axis chart:dimension="x" chart:name="primary-x" chart:style-name="ch5">
            <chart:title svg:x="6.728cm" svg:y="11.222cm" chart:style-name="ch6">
              <text:p>目標値</text:p>
            </chart:title>
          </chart:axis>
          <chart:axis chart:dimension="y" chart:name="primary-y" chart:style-name="ch7">
            <chart:title svg:x="1.659cm" svg:y="7.069cm" chart:style-name="ch8">
              <text:p>理論値</text:p>
            </chart:title>
            <chart:grid chart:style-name="ch9" chart:class="major"/>
          </chart:axis>
          <chart:axis chart:dimension="y" chart:name="secondary-y" chart:style-name="ch10">
            <chart:title svg:x="12.078cm" svg:y="7.572cm" chart:style-name="ch11">
              <text:p>出力電圧 [ V ]</text:p>
            </chart:title>
          </chart:axis>
          <chart:series chart:attached-axis="primary-y" chart:style-name="ch12" chart:values-cell-range-address="Sheet1.C4:Sheet1.C12" chart:label-cell-address="Sheet1.C3:Sheet1.C3" chart:class="chart:scatter">
            <chart:domain table:cell-range-address="Sheet1.B4:Sheet1.B12"/>
            <chart:data-point chart:repeated="9"/>
          </chart:series>
          <chart:series chart:attached-axis="secondary-y" chart:style-name="ch13" chart:values-cell-range-address="Sheet1.D4:Sheet1.D12" chart:label-cell-address="Sheet1.D3:Sheet1.D3" chart:class="chart:scatter">
            <chart:data-point chart:repeated="4"/>
            <chart:data-point chart:style-name="ch14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理論値</text:p>
                <draw:g>
                  <svg:desc>Sheet1.C3:Sheet1.C3</svg:desc>
                </draw:g>
              </table:table-cell>
              <table:table-cell office:value-type="string">
                <text:p>出力電圧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">
                <text:p>0.1</text:p>
                <draw:g>
                  <svg:desc>Sheet1.B4:Sheet1.B12</svg:desc>
                </draw:g>
              </table:table-cell>
              <table:table-cell office:value-type="float" office:value="0.1">
                <text:p>0.1</text:p>
                <draw:g>
                  <svg:desc>Sheet1.C4:Sheet1.C12</svg:desc>
                </draw:g>
              </table:table-cell>
              <table:table-cell office:value-type="float" office:value="2.1">
                <text:p>2.1</text:p>
                <draw:g>
                  <svg:desc>Sheet1.D4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">
                <text:p>0.8</text:p>
              </table:table-cell>
              <table:table-cell office:value-type="float" office:value="0.8">
                <text:p>0.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0.5">
                <text:p>1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